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1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otal test events: </text:p>
          </table:table-cell>
          <table:table-cell table:number-columns-repeated="2"/>
          <table:table-cell table:style-name="ce2" office:value-type="float" office:value="300000" calcext:value-type="float">
            <text:p><text:s/>300 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nt events:</text:p>
          </table:table-cell>
          <table:table-cell table:number-columns-repeated="2"/>
          <table:table-cell table:style-name="ce2" office:value-type="float" office:value="300000" calcext:value-type="float">
            <text:p><text:s/>300 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v events: </text:p>
          </table:table-cell>
          <table:table-cell table:number-columns-repeated="2"/>
          <table:table-cell table:style-name="ce2" office:value-type="float" office:value="900000" calcext:value-type="float">
            <text:p><text:s/>900 0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without match, sec</text:p>
          </table:table-cell>
          <table:table-cell office:value-type="string" calcext:value-type="string">
            <text:p>in release, ms</text:p>
          </table:table-cell>
          <table:table-cell/>
          <table:table-cell office:value-type="string" calcext:value-type="string">
            <text:p>with match, sec</text:p>
          </table:table-cell>
          <table:table-cell office:value-type="string" calcext:value-type="string">
            <text:p>in release, 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5987383" calcext:value-type="float">
            <text:p>1.205987383</text:p>
          </table:table-cell>
          <table:table-cell office:value-type="float" office:value="316.453682" calcext:value-type="float">
            <text:p>316.453682</text:p>
          </table:table-cell>
          <table:table-cell/>
          <table:table-cell office:value-type="float" office:value="1.356067716" calcext:value-type="float">
            <text:p>1.356067716</text:p>
          </table:table-cell>
          <table:table-cell office:value-type="float" office:value="301.243656" calcext:value-type="float">
            <text:p>301.243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36874176" calcext:value-type="float">
            <text:p>1.236874176</text:p>
          </table:table-cell>
          <table:table-cell office:value-type="float" office:value="316.470924" calcext:value-type="float">
            <text:p>316.470924</text:p>
          </table:table-cell>
          <table:table-cell/>
          <table:table-cell office:value-type="float" office:value="1.360829051" calcext:value-type="float">
            <text:p>1.360829051</text:p>
          </table:table-cell>
          <table:table-cell office:value-type="float" office:value="327.753929" calcext:value-type="float">
            <text:p>327.7539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36413685" calcext:value-type="float">
            <text:p>1.336413685</text:p>
          </table:table-cell>
          <table:table-cell office:value-type="float" office:value="328.63877" calcext:value-type="float">
            <text:p>328.63877</text:p>
          </table:table-cell>
          <table:table-cell/>
          <table:table-cell office:value-type="float" office:value="1.381466709" calcext:value-type="float">
            <text:p>1.381466709</text:p>
          </table:table-cell>
          <table:table-cell office:value-type="float" office:value="357.659853" calcext:value-type="float">
            <text:p>357.6598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43272173" calcext:value-type="float">
            <text:p>1.343272173</text:p>
          </table:table-cell>
          <table:table-cell office:value-type="float" office:value="367.709933" calcext:value-type="float">
            <text:p>367.709933</text:p>
          </table:table-cell>
          <table:table-cell/>
          <table:table-cell office:value-type="float" office:value="1.208324474" calcext:value-type="float">
            <text:p>1.208324474</text:p>
          </table:table-cell>
          <table:table-cell office:value-type="float" office:value="324.769247" calcext:value-type="float">
            <text:p>324.7692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2292908" calcext:value-type="float">
            <text:p>1.192292908</text:p>
          </table:table-cell>
          <table:table-cell office:value-type="float" office:value="311.610835" calcext:value-type="float">
            <text:p>311.610835</text:p>
          </table:table-cell>
          <table:table-cell/>
          <table:table-cell office:value-type="float" office:value="1.295566228" calcext:value-type="float">
            <text:p>1.295566228</text:p>
          </table:table-cell>
          <table:table-cell office:value-type="float" office:value="349.707954" calcext:value-type="float">
            <text:p>349.7079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1322307" calcext:value-type="float">
            <text:p>1.31322307</text:p>
          </table:table-cell>
          <table:table-cell office:value-type="float" office:value="311.697871" calcext:value-type="float">
            <text:p>311.697871</text:p>
          </table:table-cell>
          <table:table-cell/>
          <table:table-cell office:value-type="float" office:value="1.243288094" calcext:value-type="float">
            <text:p>1.243288094</text:p>
          </table:table-cell>
          <table:table-cell office:value-type="float" office:value="314.025494" calcext:value-type="float">
            <text:p>314.0254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39971168" calcext:value-type="float">
            <text:p>1.339971168</text:p>
          </table:table-cell>
          <table:table-cell office:value-type="float" office:value="305.097866" calcext:value-type="float">
            <text:p>305.097866</text:p>
          </table:table-cell>
          <table:table-cell/>
          <table:table-cell office:value-type="float" office:value="1.393664314" calcext:value-type="float">
            <text:p>1.393664314</text:p>
          </table:table-cell>
          <table:table-cell office:value-type="float" office:value="342.306772" calcext:value-type="float">
            <text:p>342.306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44389298" calcext:value-type="float">
            <text:p>1.344389298</text:p>
          </table:table-cell>
          <table:table-cell office:value-type="float" office:value="307.581828" calcext:value-type="float">
            <text:p>307.581828</text:p>
          </table:table-cell>
          <table:table-cell/>
          <table:table-cell office:value-type="float" office:value="1.138968572" calcext:value-type="float">
            <text:p>1.138968572</text:p>
          </table:table-cell>
          <table:table-cell office:value-type="float" office:value="313.792408" calcext:value-type="float">
            <text:p>313.7924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50260675" calcext:value-type="float">
            <text:p>1.350260675</text:p>
          </table:table-cell>
          <table:table-cell office:value-type="float" office:value="270.148399" calcext:value-type="float">
            <text:p>270.148399</text:p>
          </table:table-cell>
          <table:table-cell/>
          <table:table-cell office:value-type="float" office:value="1.309822883" calcext:value-type="float">
            <text:p>1.309822883</text:p>
          </table:table-cell>
          <table:table-cell office:value-type="float" office:value="330.086324" calcext:value-type="float">
            <text:p>330.0863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21642117" calcext:value-type="float">
            <text:p>1.321642117</text:p>
          </table:table-cell>
          <table:table-cell office:value-type="float" office:value="322.558625" calcext:value-type="float">
            <text:p>322.558625</text:p>
          </table:table-cell>
          <table:table-cell/>
          <table:table-cell office:value-type="float" office:value="1.294294287" calcext:value-type="float">
            <text:p>1.294294287</text:p>
          </table:table-cell>
          <table:table-cell office:value-type="float" office:value="347.651829" calcext:value-type="float">
            <text:p>347.6518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94662464" calcext:value-type="float">
            <text:p>1.294662464</text:p>
          </table:table-cell>
          <table:table-cell office:value-type="float" office:value="307.511705" calcext:value-type="float">
            <text:p>307.511705</text:p>
          </table:table-cell>
          <table:table-cell/>
          <table:table-cell office:value-type="float" office:value="1.322457007" calcext:value-type="float">
            <text:p>1.322457007</text:p>
          </table:table-cell>
          <table:table-cell office:value-type="float" office:value="327.877749" calcext:value-type="float">
            <text:p>327.8777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27441838" calcext:value-type="float">
            <text:p>1.227441838</text:p>
          </table:table-cell>
          <table:table-cell office:value-type="float" office:value="295.633366" calcext:value-type="float">
            <text:p>295.633366</text:p>
          </table:table-cell>
          <table:table-cell/>
          <table:table-cell office:value-type="float" office:value="1.30534491" calcext:value-type="float">
            <text:p>1.30534491</text:p>
          </table:table-cell>
          <table:table-cell office:value-type="float" office:value="326.840827" calcext:value-type="float">
            <text:p>326.84082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6:.B17])" office:value-type="float" office:value="1.29220257958333" calcext:value-type="float">
            <text:p>1.29220</text:p>
          </table:table-cell>
          <table:table-cell table:style-name="ce1" table:formula="of:=AVERAGE([.C6:.C17])" office:value-type="float" office:value="313.426150333333" calcext:value-type="float">
            <text:p>313.42615</text:p>
          </table:table-cell>
          <table:table-cell/>
          <table:table-cell table:style-name="ce1" table:formula="of:=AVERAGE([.E6:.E17])" office:value-type="float" office:value="1.30084118708333" calcext:value-type="float">
            <text:p>1.30084</text:p>
          </table:table-cell>
          <table:table-cell table:style-name="ce1" table:formula="of:=AVERAGE([.F6:.F17])" office:value-type="float" office:value="330.309670166667" calcext:value-type="float">
            <text:p>330.3096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tal test events: </text:p>
          </table:table-cell>
          <table:table-cell table:number-columns-repeated="2"/>
          <table:table-cell table:style-name="ce2" office:value-type="float" office:value="3000000" calcext:value-type="float">
            <text:p>3 000 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nt events:</text:p>
          </table:table-cell>
          <table:table-cell table:number-columns-repeated="2"/>
          <table:table-cell table:style-name="ce2" office:value-type="float" office:value="3000000" calcext:value-type="float">
            <text:p>3 000 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v events: </text:p>
          </table:table-cell>
          <table:table-cell table:number-columns-repeated="2"/>
          <table:table-cell table:style-name="ce2" office:value-type="float" office:value="9000000" calcext:value-type="float">
            <text:p>9 000 0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without match, sec</text:p>
          </table:table-cell>
          <table:table-cell office:value-type="string" calcext:value-type="string">
            <text:p>in release, sec</text:p>
          </table:table-cell>
          <table:table-cell/>
          <table:table-cell office:value-type="string" calcext:value-type="string">
            <text:p>with match, sec</text:p>
          </table:table-cell>
          <table:table-cell office:value-type="string" calcext:value-type="string">
            <text:p>in release, ms</text:p>
          </table:table-cell>
        </table:table-row>
        <table:table-row table:style-name="ro1">
          <table:table-cell/>
          <table:table-cell office:value-type="float" office:value="3.26814235" calcext:value-type="float">
            <text:p>3.26814235</text:p>
          </table:table-cell>
          <table:table-cell table:number-columns-repeated="2"/>
          <table:table-cell office:value-type="float" office:value="3.339266179" calcext:value-type="float">
            <text:p>3.339266179</text:p>
          </table:table-cell>
          <table:table-cell/>
        </table:table-row>
        <table:table-row table:style-name="ro1">
          <table:table-cell/>
          <table:table-cell office:value-type="float" office:value="3.214484231" calcext:value-type="float">
            <text:p>3.214484231</text:p>
          </table:table-cell>
          <table:table-cell table:number-columns-repeated="2"/>
          <table:table-cell office:value-type="float" office:value="3.141615821" calcext:value-type="float">
            <text:p>3.141615821</text:p>
          </table:table-cell>
          <table:table-cell/>
        </table:table-row>
        <table:table-row table:style-name="ro1">
          <table:table-cell/>
          <table:table-cell office:value-type="float" office:value="3.3488114" calcext:value-type="float">
            <text:p>3.3488114</text:p>
          </table:table-cell>
          <table:table-cell table:number-columns-repeated="2"/>
          <table:table-cell office:value-type="float" office:value="3.18460735" calcext:value-type="float">
            <text:p>3.18460735</text:p>
          </table:table-cell>
          <table:table-cell/>
        </table:table-row>
        <table:table-row table:style-name="ro1">
          <table:table-cell/>
          <table:table-cell office:value-type="float" office:value="3.241984666" calcext:value-type="float">
            <text:p>3.241984666</text:p>
          </table:table-cell>
          <table:table-cell table:number-columns-repeated="2"/>
          <table:table-cell office:value-type="float" office:value="3.260015896" calcext:value-type="float">
            <text:p>3.26001589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AVERAGE([.B27:.B30])" office:value-type="float" office:value="3.26835566175" calcext:value-type="float">
            <text:p>3.26836</text:p>
          </table:table-cell>
          <table:table-cell table:number-columns-repeated="2"/>
          <table:table-cell table:style-name="ce1" table:formula="of:=AVERAGE([.E27:.E30])" office:value-type="float" office:value="3.2313763115" calcext:value-type="float">
            <text:p>3.231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16:31:33.867983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5:57:06.772352170</meta:creation-date>
    <dc:date>2023-12-14T16:50:47.805122161</dc:date>
    <meta:editing-duration>PT1H26M40S</meta:editing-duration>
    <meta:editing-cycles>6</meta:editing-cycles>
    <meta:generator>LibreOffice/7.0.4.2$Linux_X86_64 LibreOffice_project/00$Build-2</meta:generator>
    <meta:document-statistic meta:table-count="1" meta:cell-count="95" meta:object-count="0"/>
  </office:meta>
</office:document-meta>
</file>